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  <style:text-properties fo:language="en" fo:country="US"/>
    </style:style>
    <style:style style:name="P6" style:family="paragraph" style:parent-style-name="Text_20_body">
      <style:text-properties fo:color="#000000" fo:font-size="12pt" fo:language="en" fo:country="US" style:font-size-asian="12pt" style:font-size-complex="12pt"/>
    </style:style>
    <style:style style:name="P7" style:family="paragraph" style:parent-style-name="Horizontal_20_Line">
      <style:text-properties fo:language="en" fo:country="US"/>
    </style:style>
    <style:style style:name="P8" style:family="paragraph" style:parent-style-name="Heading_20_1">
      <style:paragraph-properties fo:text-align="center" style:justify-single-word="false"/>
      <style:text-properties fo:language="en" fo:country="US"/>
    </style:style>
    <style:style style:name="P9" style:family="paragraph" style:parent-style-name="Heading_20_1">
      <style:paragraph-properties fo:text-align="center" style:justify-single-word="false"/>
      <style:text-properties fo:color="#000000" fo:language="en" fo:country="US"/>
    </style:style>
    <style:style style:name="P10" style:family="paragraph" style:parent-style-name="Text_20_body" style:list-style-name="L1">
      <style:text-properties fo:language="en" fo:country="US"/>
    </style:style>
    <style:style style:name="P11" style:family="paragraph" style:parent-style-name="Text_20_body" style:list-style-name="L2">
      <style:text-properties fo:language="en" fo:country="US"/>
    </style:style>
    <style:style style:name="P12" style:family="paragraph" style:parent-style-name="Text_20_body" style:list-style-name="L3">
      <style:text-properties fo:language="en" fo:country="US"/>
    </style:style>
    <style:style style:name="P13" style:family="paragraph" style:parent-style-name="Text_20_body">
      <style:text-properties fo:language="en" fo:country="US" style:text-underline-style="solid" style:text-underline-width="auto" style:text-underline-color="font-color"/>
    </style:style>
    <style:style style:name="P14" style:family="paragraph" style:parent-style-name="Text_20_body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5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font-variant="normal" fo:text-transform="none" style:font-name="Times New Roman" fo:letter-spacing="normal" fo:font-style="normal"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language="en" fo:country="US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Skills</text:h>
      <text:p text:style-name="P7"/>
      <text:list xml:id="list7081033453547139262" text:style-name="L1">
        <text:list-item>
          <text:p text:style-name="P10">Programming Languages: C++, C</text:p>
        </text:list-item>
        <text:list-item>
          <text:p text:style-name="P10">Game Engines: Unreal Engine 4/5, Propietary</text:p>
        </text:list-item>
        <text:list-item>
          <text:p text:style-name="P10">Platforms: PC</text:p>
        </text:list-item>
        <text:list-item>
          <text:p text:style-name="P10">IDEs: Rider, Visual Studio</text:p>
        </text:list-item>
        <text:list-item>
          <text:p text:style-name="P10">Shaders: HLSL, GLSL</text:p>
        </text:list-item>
        <text:list-item>
          <text:p text:style-name="P10">APIs: OpenGL, DirectX, ImGui, STL, Intel TBB</text:p>
        </text:list-item>
        <text:list-item>
          <text:p text:style-name="P10">Scripting: Python, Lua</text:p>
        </text:list-item>
        <text:list-item>
          <text:p text:style-name="P10">Project Generation: GENie, Sharpmake</text:p>
        </text:list-item>
        <text:list-item>
          <text:p text:style-name="P10">Project Management: Jira</text:p>
        </text:list-item>
        <text:list-item>
          <text:p text:style-name="P10">Version Control: Git (Desktop, CLI), Perforce (P4V)</text:p>
          <text:p text:style-name="P10"/>
        </text:list-item>
      </text:list>
      <text:h text:style-name="P8" text:outline-level="1">Work Experience</text:h>
      <text:p text:style-name="P7"/>
      <text:p text:style-name="P14">Creative Assembly</text:p>
      <text:p text:style-name="P5">2019-2022</text:p>
      <text:p text:style-name="P4"/>
      <text:list xml:id="list3023722470739799559" text:style-name="L2">
        <text:list-item>
          <text:p text:style-name="P15"><text:span text:style-name="T1">Trainee Gameplay Programmer 2019-2020</text:span></text:p>
          <text:list>
            <text:list-item>
              <text:p text:style-name="P15"><text:span text:style-name="T1">First joined on the History team working after the release of “Total War: Three Kingdoms” fixing bugs as an introduction of the codebase.</text:span></text:p>
            </text:list-item>
            <text:list-item>
              <text:p text:style-name="P11">Moved shortly after to the Fantasy team to work on bugs and DLC feature modifications for “Total War: Warhammer 2“</text:p>
            </text:list-item>
          </text:list>
        </text:list-item>
        <text:list-item>
          <text:p text:style-name="P11">Associate Gameplay Programmer 2020-2021 &amp; Gameplay Programmer 2021-2022</text:p>
          <text:list>
            <text:list-item>
              <text:p text:style-name="P15"><text:span text:style-name="T1">Started working on “Total War: Warhammer 3“</text:span></text:p>
              <text:list>
                <text:list-item>
                  <text:p text:style-name="P11">Implemented and mantained features for different races</text:p>
                </text:list-item>
                <text:list-item>
                  <text:p text:style-name="P11">Optimization to existing systems</text:p>
                </text:list-item>
                <text:list-item>
                  <text:p text:style-name="P11">Tool implementation for asset management</text:p>
                </text:list-item>
              </text:list>
            </text:list-item>
          </text:list>
        </text:list-item>
      </text:list>
      <text:p text:style-name="P4"/>
      <text:p text:style-name="P4"/>
      <text:p text:style-name="P4"/>
      <text:p text:style-name="P4"><text:soft-page-break/></text:p>
      <text:p text:style-name="P14">The Multiplayer Group</text:p>
      <text:p text:style-name="P5">2022-2025</text:p>
      <text:p text:style-name="P4"/>
      <text:list xml:id="list8536892419316867108" text:style-name="L3">
        <text:list-item>
          <text:p text:style-name="P12">Software engineer</text:p>
          <text:list>
            <text:list-item>
              <text:p text:style-name="P12">Client (UE4): In engine work <text:s/>related to shipping and shader compilation profiling and optimization</text:p>
            </text:list-item>
            <text:list-item>
              <text:p text:style-name="P12">Internal (UE4): Setup and use a map data server to generate a interactable map on Unreal Engine 4 using real world map information</text:p>
            </text:list-item>
            <text:list-item>
              <text:p text:style-name="P12">Client (UE5): Create new and modify existing gadgets to interact with the existing users on a map</text:p>
            </text:list-item>
            <text:list-item>
              <text:p text:style-name="P12">Internal (UE5): Create and maintain a system that allows for any item in a scene to be tinted/cleaned on top of existing materials</text:p>
            </text:list-item>
          </text:list>
        </text:list-item>
      </text:list>
      <text:p text:style-name="P4"><text:tab/>During the last project I passed a performance review to receive a recommendation to get a <text:tab/>promotion to Senior Software Engineer on the following salary review.</text:p>
      <text:p text:style-name="P13"/>
      <text:h text:style-name="P8" text:outline-level="1">Education</text:h>
      <text:p text:style-name="P7"/>
      <text:p text:style-name="P4"><text:span text:style-name="T6">HND</text:span> in <text:span text:style-name="T6">Computing and Systems Development </text:span></text:p>
      <text:p text:style-name="P4"><text:span text:style-name="T3">Escuela Superior de Arte y Tecnología (ESAT)</text:span> – <text:s/>2018</text:p>
      <text:p text:style-name="P4"/>
      <text:p text:style-name="P4"><text:span text:style-name="T6">Bachelor of Science</text:span> with <text:span text:style-name="T6">First Class Honours</text:span> in <text:span text:style-name="T6">Computer Science for Games</text:span></text:p>
      <text:p text:style-name="P4"><text:span text:style-name="T3">Sheffield Hallam University</text:span> – 2019</text:p>
      <text:h text:style-name="P8" text:outline-level="1">Projects</text:h>
      <text:p text:style-name="P7"/>
      <text:p text:style-name="Text_20_body"><text:span text:style-name="T7">Be</text:span><text:span text:style-name="T5">er'em Up</text:span><text:span text:style-name="T1"> – Steam (</text:span><text:a xlink:type="simple" xlink:href="https://store.steampowered.com/app/945880/Beerem_Up/" text:style-name="Internet_20_link" text:visited-style-name="Visited_20_Internet_20_Link">https://store.steampowered.com/app/945880/Beerem_Up/</text:a><text:span text:style-name="T1">)</text:span></text:p>
      <text:p text:style-name="P6"><text:span text:style-name="T2">One of the main projects of the last year at ESAT. A group of 5 artists and 5 programmers working together on a game for a year. This tried to emulate a videogame creation from start to finish including development and advertising. We had the opportunity to work together with a group of Berklee Valencia musicians which provided the soundtrack and sound effects for the game.</text:span><text:span text:style-name="T4"> 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Encabezado" style:family="table">
      <style:table-properties style:width="17cm" table:align="margins"/>
    </style:style>
    <style:style style:name="Encabezado.A" style:family="table-column">
      <style:table-column-properties style:column-width="8.5cm" style:rel-column-width="32767*"/>
    </style:style>
    <style:style style:name="Encabezado.B" style:family="table-column">
      <style:table-column-properties style:column-width="8.5cm" style:rel-column-width="32768*"/>
    </style:style>
    <style:style style:name="Encabezado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Encabezado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Encabezado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Encabezado.B2" style:family="table-cell">
      <style:table-cell-properties style:vertical-align="middle" fo:padding="0.097cm" fo:border-left="none" fo:border-right="0.002cm solid #000000" fo:border-top="none" fo:border-bottom="0.002cm solid #000000"/>
    </style:style>
    <style:style style:name="MP1" style:family="paragraph" style:parent-style-name="Table_20_Contents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Encabezado" table:style-name="Encabezado">
          <table:table-column table:style-name="Encabezado.A"/>
          <table:table-column table:style-name="Encabezado.B"/>
          <table:table-row>
            <table:table-cell table:style-name="Encabezado.A1" office:value-type="string">
              <text:p text:style-name="Table_20_Contents">Xavier Rebasa Moll</text:p>
            </table:table-cell>
            <table:table-cell table:style-name="Encabezado.B1" office:value-type="string">
              <text:p text:style-name="MP1"><text:a xlink:type="simple" xlink:href="mailto:llomasaberreibax@gmail.com" text:style-name="Internet_20_link" text:visited-style-name="Visited_20_Internet_20_Link">llomasaberreibax@gmail.com</text:a></text:p>
            </table:table-cell>
          </table:table-row>
          <table:table-row>
            <table:table-cell table:style-name="Encabezado.A2" office:value-type="string">
              <text:p text:style-name="MP2">Generalist Software Engineer</text:p>
            </table:table-cell>
            <table:table-cell table:style-name="Encabezado.B2" office:value-type="string">
              <text:p text:style-name="MP1"><text:a xlink:type="simple" xlink:href="http://rebasamo.github.io/" text:style-name="Internet_20_link" text:visited-style-name="Visited_20_Internet_20_Link">rebasamo.github.io</text:a>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4-07T16:50:19.09</meta:creation-date>
    <dc:date>2025-04-08T11:45:02.95</dc:date>
    <meta:editing-duration>PT31M56S</meta:editing-duration>
    <meta:editing-cycles>7</meta:editing-cycles>
    <meta:generator>OpenOffice/4.1.14$Win32 OpenOffice.org_project/4114m1$Build-9811</meta:generator>
    <meta:document-statistic meta:table-count="1" meta:image-count="0" meta:object-count="0" meta:page-count="2" meta:paragraph-count="42" meta:word-count="372" meta:character-count="2328"/>
  </office:meta>
</office:document-meta>
</file>